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roopdata" table:style-name="ta1">
        <table:shapes>
          <draw:frame draw:z-index="0" draw:style-name="gr1" draw:text-style-name="P1" svg:width="520.58pt" svg:height="296.31pt" svg:x="248.88pt" svg:y="340.33pt">
            <loext:p draw:notify-on-update-of-ranges="stroopdata.A30:stroopdata.A37 stroopdata.B29:stroopdata.B29 stroopdata.B30:stroopdata.B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20.58pt" svg:height="296.31pt" svg:x="781.74pt" svg:y="336.61pt">
            <loext:p draw:notify-on-update-of-ranges="stroopdata.A33:stroopdata.A43 stroopdata.B29:stroopdata.B29 stroopdata.C33:stroopdata.C4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Congruent</text:p>
          </table:table-cell>
          <table:table-cell office:value-type="string" calcext:value-type="string">
            <text:p>Incongruent</text:p>
          </table:table-cell>
          <table:table-cell table:number-columns-repeated="2" office:value-type="string" calcext:value-type="string">
            <text:p>squared diffs</text:p>
          </table:table-cell>
          <table:table-cell office:value-type="string" calcext:value-type="string">
            <text:p>Paired Differences</text:p>
          </table:table-cell>
          <table:table-cell office:value-type="string" calcext:value-type="string">
            <text:p>squared diffs</text:p>
          </table:table-cell>
          <table:table-cell table:number-columns-repeated="2"/>
          <table:table-cell office:value-type="string" calcext:value-type="string">
            <text:p>Congruent</text:p>
          </table:table-cell>
          <table:table-cell office:value-type="string" calcext:value-type="string">
            <text:p>Incongruent</text:p>
          </table:table-cell>
          <table:table-cell/>
        </table:table-row>
        <table:table-row table:style-name="ro1">
          <table:table-cell/>
          <table:table-cell office:value-type="float" office:value="12.079" calcext:value-type="float">
            <text:p>12.079</text:p>
          </table:table-cell>
          <table:table-cell office:value-type="float" office:value="19.278" calcext:value-type="float">
            <text:p>19.278</text:p>
          </table:table-cell>
          <table:table-cell table:formula="of:=([.B2]-[.$J$5])^2" office:value-type="float" office:value="3.889277015625" calcext:value-type="float">
            <text:p>3.8892770156</text:p>
          </table:table-cell>
          <table:table-cell table:formula="of:=([.C2]-[.$K$5])^2" office:value-type="float" office:value="7.49618767361131" calcext:value-type="float">
            <text:p>7.4961876736</text:p>
          </table:table-cell>
          <table:table-cell table:formula="of:=[.B2]-[.C2]" office:value-type="float" office:value="-7.199" calcext:value-type="float">
            <text:p>-7.199</text:p>
          </table:table-cell>
          <table:table-cell table:formula="of:=([.F2]-[.$L$12])^2" office:value-type="float" office:value="0.586436876736103" calcext:value-type="float">
            <text:p>0.5864368767</text:p>
          </table:table-cell>
          <table:table-cell/>
          <table:table-cell office:value-type="string" calcext:value-type="string">
            <text:p>n</text:p>
          </table:table-cell>
          <table:table-cell table:formula="of:=COUNTA([.B2:.B25])" office:value-type="float" office:value="24" calcext:value-type="float">
            <text:p>24</text:p>
          </table:table-cell>
          <table:table-cell table:formula="of:=COUNTA([.C2:.C25])"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16.791" calcext:value-type="float">
            <text:p>16.791</text:p>
          </table:table-cell>
          <table:table-cell office:value-type="float" office:value="18.741" calcext:value-type="float">
            <text:p>18.741</text:p>
          </table:table-cell>
          <table:table-cell table:formula="of:=([.B3]-[.$J$5])^2" office:value-type="float" office:value="7.506915015625" calcext:value-type="float">
            <text:p>7.5069150156</text:p>
          </table:table-cell>
          <table:table-cell table:formula="of:=([.C3]-[.$K$5])^2" office:value-type="float" office:value="10.7250791736113" calcext:value-type="float">
            <text:p>10.7250791736</text:p>
          </table:table-cell>
          <table:table-cell table:formula="of:=[.B3]-[.C3]" office:value-type="float" office:value="-1.95" calcext:value-type="float">
            <text:p>-1.95</text:p>
          </table:table-cell>
          <table:table-cell table:formula="of:=([.F3]-[.$L$12])^2" office:value-type="float" office:value="36.1777187934027" calcext:value-type="float">
            <text:p>36.1777187934</text:p>
          </table:table-cell>
          <table:table-cell/>
          <table:table-cell office:value-type="string" calcext:value-type="string">
            <text:p>min</text:p>
          </table:table-cell>
          <table:table-cell table:formula="of:=MIN([.B2:.B25])" office:value-type="float" office:value="8.63" calcext:value-type="float">
            <text:p>8.63</text:p>
          </table:table-cell>
          <table:table-cell table:formula="of:=MIN([.C2:.C25])" office:value-type="float" office:value="15.687" calcext:value-type="float">
            <text:p>15.687</text:p>
          </table:table-cell>
          <table:table-cell/>
        </table:table-row>
        <table:table-row table:style-name="ro1">
          <table:table-cell/>
          <table:table-cell office:value-type="float" office:value="9.564" calcext:value-type="float">
            <text:p>9.564</text:p>
          </table:table-cell>
          <table:table-cell office:value-type="float" office:value="21.214" calcext:value-type="float">
            <text:p>21.214</text:p>
          </table:table-cell>
          <table:table-cell table:formula="of:=([.B4]-[.$J$5])^2" office:value-type="float" office:value="20.134290765625" calcext:value-type="float">
            <text:p>20.1342907656</text:p>
          </table:table-cell>
          <table:table-cell table:formula="of:=([.C4]-[.$K$5])^2" office:value-type="float" office:value="0.643070340277835" calcext:value-type="float">
            <text:p>0.6430703403</text:p>
          </table:table-cell>
          <table:table-cell table:formula="of:=[.B4]-[.C4]" office:value-type="float" office:value="-11.65" calcext:value-type="float">
            <text:p>-11.65</text:p>
          </table:table-cell>
          <table:table-cell table:formula="of:=([.F4]-[.$L$12])^2" office:value-type="float" office:value="13.5807604600695" calcext:value-type="float">
            <text:p>13.5807604601</text:p>
          </table:table-cell>
          <table:table-cell/>
          <table:table-cell office:value-type="string" calcext:value-type="string">
            <text:p>max</text:p>
          </table:table-cell>
          <table:table-cell table:formula="of:=MAX([.B2:.B25])" office:value-type="float" office:value="22.328" calcext:value-type="float">
            <text:p>22.328</text:p>
          </table:table-cell>
          <table:table-cell table:formula="of:=MAX([.C2:.C25])" office:value-type="float" office:value="35.255" calcext:value-type="float">
            <text:p>35.255</text:p>
          </table:table-cell>
          <table:table-cell/>
        </table:table-row>
        <table:table-row table:style-name="ro1">
          <table:table-cell/>
          <table:table-cell office:value-type="float" office:value="8.63" calcext:value-type="float">
            <text:p>8.63</text:p>
          </table:table-cell>
          <table:table-cell office:value-type="float" office:value="15.687" calcext:value-type="float">
            <text:p>15.687</text:p>
          </table:table-cell>
          <table:table-cell table:formula="of:=([.B5]-[.$J$5])^2" office:value-type="float" office:value="29.388596265625" calcext:value-type="float">
            <text:p>29.3885962656</text:p>
          </table:table-cell>
          <table:table-cell table:formula="of:=([.C5]-[.$K$5])^2" office:value-type="float" office:value="40.0551861736116" calcext:value-type="float">
            <text:p>40.0551861736</text:p>
          </table:table-cell>
          <table:table-cell table:formula="of:=[.B5]-[.C5]" office:value-type="float" office:value="-7.057" calcext:value-type="float">
            <text:p>-7.057</text:p>
          </table:table-cell>
          <table:table-cell table:formula="of:=([.F5]-[.$L$12])^2" office:value-type="float" office:value="0.824085710069434" calcext:value-type="float">
            <text:p>0.8240857101</text:p>
          </table:table-cell>
          <table:table-cell/>
          <table:table-cell office:value-type="string" calcext:value-type="string">
            <text:p>mean</text:p>
          </table:table-cell>
          <table:table-cell table:style-name="ce1" table:formula="of:=AVERAGE([.B2:.B25])" office:value-type="float" office:value="14.051125" calcext:value-type="float">
            <text:p>14.05</text:p>
          </table:table-cell>
          <table:table-cell table:style-name="ce1" table:formula="of:=AVERAGE([.C2:.C25])" office:value-type="float" office:value="22.0159166666667" calcext:value-type="float">
            <text:p>22.02</text:p>
          </table:table-cell>
          <table:table-cell table:style-name="ce2" table:formula="of:=[.J5]-[.K5]" office:value-type="float" office:value="-7.9647916666667" calcext:value-type="float">
            <text:p>-7.965</text:p>
          </table:table-cell>
        </table:table-row>
        <table:table-row table:style-name="ro1">
          <table:table-cell/>
          <table:table-cell office:value-type="float" office:value="14.669" calcext:value-type="float">
            <text:p>14.669</text:p>
          </table:table-cell>
          <table:table-cell office:value-type="float" office:value="22.803" calcext:value-type="float">
            <text:p>22.803</text:p>
          </table:table-cell>
          <table:table-cell table:formula="of:=([.B6]-[.$J$5])^2" office:value-type="float" office:value="0.381769515625" calcext:value-type="float">
            <text:p>0.3817695156</text:p>
          </table:table-cell>
          <table:table-cell table:formula="of:=([.C6]-[.$K$5])^2" office:value-type="float" office:value="0.619500173611058" calcext:value-type="float">
            <text:p>0.6195001736</text:p>
          </table:table-cell>
          <table:table-cell table:formula="of:=[.B6]-[.C6]" office:value-type="float" office:value="-8.134" calcext:value-type="float">
            <text:p>-8.134</text:p>
          </table:table-cell>
          <table:table-cell table:formula="of:=([.F6]-[.$L$12])^2" office:value-type="float" office:value="0.0286314600694469" calcext:value-type="float">
            <text:p>0.0286314601</text:p>
          </table:table-cell>
          <table:table-cell/>
          <table:table-cell office:value-type="string" calcext:value-type="string">
            <text:p>median</text:p>
          </table:table-cell>
          <table:table-cell table:formula="of:=MEDIAN([.B2:.B25])" office:value-type="float" office:value="14.3565" calcext:value-type="float">
            <text:p>14.3565</text:p>
          </table:table-cell>
          <table:table-cell table:formula="of:=MEDIAN([.C2:.C25])" office:value-type="float" office:value="21.0175" calcext:value-type="float">
            <text:p>21.0175</text:p>
          </table:table-cell>
          <table:table-cell/>
        </table:table-row>
        <table:table-row table:style-name="ro1">
          <table:table-cell/>
          <table:table-cell office:value-type="float" office:value="12.238" calcext:value-type="float">
            <text:p>12.238</text:p>
          </table:table-cell>
          <table:table-cell office:value-type="float" office:value="20.878" calcext:value-type="float">
            <text:p>20.878</text:p>
          </table:table-cell>
          <table:table-cell table:formula="of:=([.B7]-[.$J$5])^2" office:value-type="float" office:value="3.287422265625" calcext:value-type="float">
            <text:p>3.2874222656</text:p>
          </table:table-cell>
          <table:table-cell table:formula="of:=([.C7]-[.$K$5])^2" office:value-type="float" office:value="1.29485434027786" calcext:value-type="float">
            <text:p>1.2948543403</text:p>
          </table:table-cell>
          <table:table-cell table:formula="of:=[.B7]-[.C7]" office:value-type="float" office:value="-8.64" calcext:value-type="float">
            <text:p>-8.64</text:p>
          </table:table-cell>
          <table:table-cell table:formula="of:=([.F7]-[.$L$12])^2" office:value-type="float" office:value="0.455906293402788" calcext:value-type="float">
            <text:p>0.4559062934</text:p>
          </table:table-cell>
          <table:table-cell/>
          <table:table-cell office:value-type="string" calcext:value-type="string">
            <text:p>sum of squares</text:p>
          </table:table-cell>
          <table:table-cell table:style-name="ce1" table:formula="of:=SUM([.D2:.D25])" office:value-type="float" office:value="291.387668625" calcext:value-type="float">
            <text:p>291.39</text:p>
          </table:table-cell>
          <table:table-cell table:style-name="ce1" table:formula="of:=SUM([.E2:.E25])" office:value-type="float" office:value="529.270411833333" calcext:value-type="float">
            <text:p>529.27</text:p>
          </table:table-cell>
          <table:table-cell/>
        </table:table-row>
        <table:table-row table:style-name="ro1">
          <table:table-cell/>
          <table:table-cell office:value-type="float" office:value="14.692" calcext:value-type="float">
            <text:p>14.692</text:p>
          </table:table-cell>
          <table:table-cell office:value-type="float" office:value="24.572" calcext:value-type="float">
            <text:p>24.572</text:p>
          </table:table-cell>
          <table:table-cell table:formula="of:=([.B8]-[.$J$5])^2" office:value-type="float" office:value="0.410720765624999" calcext:value-type="float">
            <text:p>0.4107207656</text:p>
          </table:table-cell>
          <table:table-cell table:formula="of:=([.C8]-[.$K$5])^2" office:value-type="float" office:value="6.53356200694426" calcext:value-type="float">
            <text:p>6.5335620069</text:p>
          </table:table-cell>
          <table:table-cell table:formula="of:=[.B8]-[.C8]" office:value-type="float" office:value="-9.88" calcext:value-type="float">
            <text:p>-9.88</text:p>
          </table:table-cell>
          <table:table-cell table:formula="of:=([.F8]-[.$L$12])^2" office:value-type="float" office:value="3.66802296006947" calcext:value-type="float">
            <text:p>3.6680229601</text:p>
          </table:table-cell>
          <table:table-cell/>
          <table:table-cell office:value-type="string" calcext:value-type="string">
            <text:p>sample stdev</text:p>
          </table:table-cell>
          <table:table-cell table:style-name="ce1" table:formula="of:=SQRT([.J7]/([.J2]-1))" office:value-type="float" office:value="3.5593579576452" calcext:value-type="float">
            <text:p>3.56</text:p>
          </table:table-cell>
          <table:table-cell table:style-name="ce1" table:formula="of:=SQRT([.K7]/([.K2]-1))" office:value-type="float" office:value="4.79705712246914" calcext:value-type="float">
            <text:p>4.80</text:p>
          </table:table-cell>
          <table:table-cell/>
        </table:table-row>
        <table:table-row table:style-name="ro1">
          <table:table-cell/>
          <table:table-cell office:value-type="float" office:value="8.987" calcext:value-type="float">
            <text:p>8.987</text:p>
          </table:table-cell>
          <table:table-cell office:value-type="float" office:value="17.394" calcext:value-type="float">
            <text:p>17.394</text:p>
          </table:table-cell>
          <table:table-cell table:formula="of:=([.B9]-[.$J$5])^2" office:value-type="float" office:value="25.645362015625" calcext:value-type="float">
            <text:p>25.6453620156</text:p>
          </table:table-cell>
          <table:table-cell table:formula="of:=([.C9]-[.$K$5])^2" office:value-type="float" office:value="21.3621136736114" calcext:value-type="float">
            <text:p>21.3621136736</text:p>
          </table:table-cell>
          <table:table-cell table:formula="of:=[.B9]-[.C9]" office:value-type="float" office:value="-8.407" calcext:value-type="float">
            <text:p>-8.407</text:p>
          </table:table-cell>
          <table:table-cell table:formula="of:=([.F9]-[.$L$12])^2" office:value-type="float" office:value="0.195548210069449" calcext:value-type="float">
            <text:p>0.1955482101</text:p>
          </table:table-cell>
          <table:table-cell/>
          <table:table-cell office:value-type="string" calcext:value-type="string">
            <text:p>df</text:p>
          </table:table-cell>
          <table:table-cell table:formula="of:=[.J2]-1" office:value-type="float" office:value="23" calcext:value-type="float">
            <text:p>23</text:p>
          </table:table-cell>
          <table:table-cell table:formula="of:=[.K2]-1"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9.401" calcext:value-type="float">
            <text:p>9.401</text:p>
          </table:table-cell>
          <table:table-cell office:value-type="float" office:value="20.762" calcext:value-type="float">
            <text:p>20.762</text:p>
          </table:table-cell>
          <table:table-cell table:formula="of:=([.B10]-[.$J$5])^2" office:value-type="float" office:value="21.623662515625" calcext:value-type="float">
            <text:p>21.6236625156</text:p>
          </table:table-cell>
          <table:table-cell table:formula="of:=([.C10]-[.$K$5])^2" office:value-type="float" office:value="1.57230700694453" calcext:value-type="float">
            <text:p>1.5723070069</text:p>
          </table:table-cell>
          <table:table-cell table:formula="of:=[.B10]-[.C10]" office:value-type="float" office:value="-11.361" calcext:value-type="float">
            <text:p>-11.361</text:p>
          </table:table-cell>
          <table:table-cell table:formula="of:=([.F10]-[.$L$12])^2" office:value-type="float" office:value="11.5342310434028" calcext:value-type="float">
            <text:p>11.53423104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48" calcext:value-type="float">
            <text:p>14.48</text:p>
          </table:table-cell>
          <table:table-cell office:value-type="float" office:value="26.282" calcext:value-type="float">
            <text:p>26.282</text:p>
          </table:table-cell>
          <table:table-cell table:formula="of:=([.B11]-[.$J$5])^2" office:value-type="float" office:value="0.183933765625" calcext:value-type="float">
            <text:p>0.1839337656</text:p>
          </table:table-cell>
          <table:table-cell table:formula="of:=([.C11]-[.$K$5])^2" office:value-type="float" office:value="18.1994670069442" calcext:value-type="float">
            <text:p>18.1994670069</text:p>
          </table:table-cell>
          <table:table-cell table:formula="of:=[.B11]-[.C11]" office:value-type="float" office:value="-11.802" calcext:value-type="float">
            <text:p>-11.802</text:p>
          </table:table-cell>
          <table:table-cell table:formula="of:=([.F11]-[.$L$12])^2" office:value-type="float" office:value="14.7241677934028" calcext:value-type="float">
            <text:p>14.72416779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.328" calcext:value-type="float">
            <text:p>22.328</text:p>
          </table:table-cell>
          <table:table-cell office:value-type="float" office:value="24.524" calcext:value-type="float">
            <text:p>24.524</text:p>
          </table:table-cell>
          <table:table-cell table:formula="of:=([.B12]-[.$J$5])^2" office:value-type="float" office:value="68.506659765625" calcext:value-type="float">
            <text:p>68.5066597656</text:p>
          </table:table-cell>
          <table:table-cell table:formula="of:=([.C12]-[.$K$5])^2" office:value-type="float" office:value="6.29048200694428" calcext:value-type="float">
            <text:p>6.2904820069</text:p>
          </table:table-cell>
          <table:table-cell table:formula="of:=[.B12]-[.C12]" office:value-type="float" office:value="-2.196" calcext:value-type="float">
            <text:p>-2.196</text:p>
          </table:table-cell>
          <table:table-cell table:formula="of:=([.F12]-[.$L$12])^2" office:value-type="float" office:value="33.2789572934027" calcext:value-type="float">
            <text:p>33.2789572934</text:p>
          </table:table-cell>
          <table:table-cell table:number-columns-repeated="2"/>
          <table:table-cell office:value-type="string" calcext:value-type="string">
            <text:p>Mean of Paired Differences</text:p>
          </table:table-cell>
          <table:table-cell/>
          <table:table-cell table:style-name="ce2" table:formula="of:=AVERAGE([.F2:.F25])" office:value-type="float" office:value="-7.96479166666666" calcext:value-type="float">
            <text:p>-7.965</text:p>
          </table:table-cell>
        </table:table-row>
        <table:table-row table:style-name="ro1">
          <table:table-cell/>
          <table:table-cell office:value-type="float" office:value="15.298" calcext:value-type="float">
            <text:p>15.298</text:p>
          </table:table-cell>
          <table:table-cell office:value-type="float" office:value="18.644" calcext:value-type="float">
            <text:p>18.644</text:p>
          </table:table-cell>
          <table:table-cell table:formula="of:=([.B13]-[.$J$5])^2" office:value-type="float" office:value="1.554697265625" calcext:value-type="float">
            <text:p>1.5546972656</text:p>
          </table:table-cell>
          <table:table-cell table:formula="of:=([.C13]-[.$K$5])^2" office:value-type="float" office:value="11.3698220069447" calcext:value-type="float">
            <text:p>11.3698220069</text:p>
          </table:table-cell>
          <table:table-cell table:formula="of:=[.B13]-[.C13]" office:value-type="float" office:value="-3.346" calcext:value-type="float">
            <text:p>-3.346</text:p>
          </table:table-cell>
          <table:table-cell table:formula="of:=([.F13]-[.$L$12])^2" office:value-type="float" office:value="21.3332364600694" calcext:value-type="float">
            <text:p>21.3332364601</text:p>
          </table:table-cell>
          <table:table-cell table:number-columns-repeated="2"/>
          <table:table-cell office:value-type="string" calcext:value-type="string">
            <text:p>Sum of Squared Differences</text:p>
          </table:table-cell>
          <table:table-cell/>
          <table:table-cell table:formula="of:=SUM([.G2:.G25])" office:value-type="float" office:value="544.330439958333" calcext:value-type="float">
            <text:p>544.3304399583</text:p>
          </table:table-cell>
        </table:table-row>
        <table:table-row table:style-name="ro1">
          <table:table-cell/>
          <table:table-cell office:value-type="float" office:value="15.073" calcext:value-type="float">
            <text:p>15.073</text:p>
          </table:table-cell>
          <table:table-cell office:value-type="float" office:value="17.51" calcext:value-type="float">
            <text:p>17.51</text:p>
          </table:table-cell>
          <table:table-cell table:formula="of:=([.B14]-[.$J$5])^2" office:value-type="float" office:value="1.044228515625" calcext:value-type="float">
            <text:p>1.0442285156</text:p>
          </table:table-cell>
          <table:table-cell table:formula="of:=([.C14]-[.$K$5])^2" office:value-type="float" office:value="20.3032850069447" calcext:value-type="float">
            <text:p>20.3032850069</text:p>
          </table:table-cell>
          <table:table-cell table:formula="of:=[.B14]-[.C14]" office:value-type="float" office:value="-2.437" calcext:value-type="float">
            <text:p>-2.437</text:p>
          </table:table-cell>
          <table:table-cell table:formula="of:=([.F14]-[.$L$12])^2" office:value-type="float" office:value="30.5564807100694" calcext:value-type="float">
            <text:p>30.5564807101</text:p>
          </table:table-cell>
          <table:table-cell table:number-columns-repeated="2"/>
          <table:table-cell office:value-type="string" calcext:value-type="string">
            <text:p>StdDev</text:p>
          </table:table-cell>
          <table:table-cell/>
          <table:table-cell table:style-name="ce2" table:formula="of:=SQRT([.L13]/([.K2]-1))" office:value-type="float" office:value="4.86482691035905" calcext:value-type="float">
            <text:p>4.865</text:p>
          </table:table-cell>
        </table:table-row>
        <table:table-row table:style-name="ro1">
          <table:table-cell/>
          <table:table-cell office:value-type="float" office:value="16.929" calcext:value-type="float">
            <text:p>16.929</text:p>
          </table:table-cell>
          <table:table-cell office:value-type="float" office:value="20.33" calcext:value-type="float">
            <text:p>20.33</text:p>
          </table:table-cell>
          <table:table-cell table:formula="of:=([.B15]-[.$J$5])^2" office:value-type="float" office:value="8.28216451562499" calcext:value-type="float">
            <text:p>8.2821645156</text:p>
          </table:table-cell>
          <table:table-cell table:formula="of:=([.C15]-[.$K$5])^2" office:value-type="float" office:value="2.84231500694457" calcext:value-type="float">
            <text:p>2.8423150069</text:p>
          </table:table-cell>
          <table:table-cell table:formula="of:=[.B15]-[.C15]" office:value-type="float" office:value="-3.401" calcext:value-type="float">
            <text:p>-3.401</text:p>
          </table:table-cell>
          <table:table-cell table:formula="of:=([.F15]-[.$L$12])^2" office:value-type="float" office:value="20.828194376736" calcext:value-type="float">
            <text:p>20.8281943767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/>
          <table:table-cell table:style-name="ce2" table:formula="of:=[.L14]/SQRT([.K2])" office:value-type="float" office:value="0.99302863477834" calcext:value-type="float">
            <text:p>0.993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office:value-type="float" office:value="35.255" calcext:value-type="float">
            <text:p>35.255</text:p>
          </table:table-cell>
          <table:table-cell table:formula="of:=([.B16]-[.$J$5])^2" office:value-type="float" office:value="17.213163765625" calcext:value-type="float">
            <text:p>17.2131637656</text:p>
          </table:table-cell>
          <table:table-cell table:formula="of:=([.C16]-[.$K$5])^2" office:value-type="float" office:value="175.273327506944" calcext:value-type="float">
            <text:p>175.2733275069</text:p>
          </table:table-cell>
          <table:table-cell table:formula="of:=[.B16]-[.C16]" office:value-type="float" office:value="-17.055" calcext:value-type="float">
            <text:p>-17.055</text:p>
          </table:table-cell>
          <table:table-cell table:formula="of:=([.F16]-[.$L$12])^2" office:value-type="float" office:value="82.631887543403" calcext:value-type="float">
            <text:p>82.6318875434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ce2" table:formula="of:=[.L12]/([.L14]/SQRT([.K2]))" office:value-type="float" office:value="-8.02070694410995" calcext:value-type="float">
            <text:p>-8.021</text:p>
          </table:table-cell>
        </table:table-row>
        <table:table-row table:style-name="ro1">
          <table:table-cell/>
          <table:table-cell office:value-type="float" office:value="12.13" calcext:value-type="float">
            <text:p>12.13</text:p>
          </table:table-cell>
          <table:table-cell office:value-type="float" office:value="22.158" calcext:value-type="float">
            <text:p>22.158</text:p>
          </table:table-cell>
          <table:table-cell table:formula="of:=([.B17]-[.$J$5])^2" office:value-type="float" office:value="3.690721265625" calcext:value-type="float">
            <text:p>3.6907212656</text:p>
          </table:table-cell>
          <table:table-cell table:formula="of:=([.C17]-[.$K$5])^2" office:value-type="float" office:value="0.0201876736111016" calcext:value-type="float">
            <text:p>0.0201876736</text:p>
          </table:table-cell>
          <table:table-cell table:formula="of:=[.B17]-[.C17]" office:value-type="float" office:value="-10.028" calcext:value-type="float">
            <text:p>-10.028</text:p>
          </table:table-cell>
          <table:table-cell table:formula="of:=([.F17]-[.$L$12])^2" office:value-type="float" office:value="4.25682862673614" calcext:value-type="float">
            <text:p>4.2568286267</text:p>
          </table:table-cell>
          <table:table-cell table:number-columns-repeated="2"/>
          <table:table-cell office:value-type="string" calcext:value-type="string">
            <text:p>t critical</text:p>
          </table:table-cell>
          <table:table-cell/>
          <table:table-cell office:value-type="float" office:value="-1.714" calcext:value-type="float">
            <text:p>-1.714</text:p>
          </table:table-cell>
        </table:table-row>
        <table:table-row table:style-name="ro1">
          <table:table-cell/>
          <table:table-cell office:value-type="float" office:value="18.495" calcext:value-type="float">
            <text:p>18.495</text:p>
          </table:table-cell>
          <table:table-cell office:value-type="float" office:value="25.139" calcext:value-type="float">
            <text:p>25.139</text:p>
          </table:table-cell>
          <table:table-cell table:formula="of:=([.B18]-[.$J$5])^2" office:value-type="float" office:value="19.748025015625" calcext:value-type="float">
            <text:p>19.7480250156</text:p>
          </table:table-cell>
          <table:table-cell table:formula="of:=([.C18]-[.$K$5])^2" office:value-type="float" office:value="9.75364950694422" calcext:value-type="float">
            <text:p>9.7536495069</text:p>
          </table:table-cell>
          <table:table-cell table:formula="of:=[.B18]-[.C18]" office:value-type="float" office:value="-6.644" calcext:value-type="float">
            <text:p>-6.644</text:p>
          </table:table-cell>
          <table:table-cell table:formula="of:=([.F18]-[.$L$12])^2" office:value-type="float" office:value="1.7444906267361" calcext:value-type="float">
            <text:p>1.74449062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.639" calcext:value-type="float">
            <text:p>10.639</text:p>
          </table:table-cell>
          <table:table-cell office:value-type="float" office:value="20.429" calcext:value-type="float">
            <text:p>20.429</text:p>
          </table:table-cell>
          <table:table-cell table:formula="of:=([.B19]-[.$J$5])^2" office:value-type="float" office:value="11.642597015625" calcext:value-type="float">
            <text:p>11.6425970156</text:p>
          </table:table-cell>
          <table:table-cell table:formula="of:=([.C19]-[.$K$5])^2" office:value-type="float" office:value="2.51830450694456" calcext:value-type="float">
            <text:p>2.5183045069</text:p>
          </table:table-cell>
          <table:table-cell table:formula="of:=[.B19]-[.C19]" office:value-type="float" office:value="-9.79" calcext:value-type="float">
            <text:p>-9.79</text:p>
          </table:table-cell>
          <table:table-cell table:formula="of:=([.F19]-[.$L$12])^2" office:value-type="float" office:value="3.33138546006947" calcext:value-type="float">
            <text:p>3.33138546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.344" calcext:value-type="float">
            <text:p>11.344</text:p>
          </table:table-cell>
          <table:table-cell office:value-type="float" office:value="17.425" calcext:value-type="float">
            <text:p>17.425</text:p>
          </table:table-cell>
          <table:table-cell table:formula="of:=([.B20]-[.$J$5])^2" office:value-type="float" office:value="7.32852576562501" calcext:value-type="float">
            <text:p>7.3285257656</text:p>
          </table:table-cell>
          <table:table-cell table:formula="of:=([.C20]-[.$K$5])^2" office:value-type="float" office:value="21.0765158402781" calcext:value-type="float">
            <text:p>21.0765158403</text:p>
          </table:table-cell>
          <table:table-cell table:formula="of:=[.B20]-[.C20]" office:value-type="float" office:value="-6.081" calcext:value-type="float">
            <text:p>-6.081</text:p>
          </table:table-cell>
          <table:table-cell table:formula="of:=([.F20]-[.$L$12])^2" office:value-type="float" office:value="3.54867104340275" calcext:value-type="float">
            <text:p>3.54867104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.369" calcext:value-type="float">
            <text:p>12.369</text:p>
          </table:table-cell>
          <table:table-cell office:value-type="float" office:value="34.288" calcext:value-type="float">
            <text:p>34.288</text:p>
          </table:table-cell>
          <table:table-cell table:formula="of:=([.B21]-[.$J$5])^2" office:value-type="float" office:value="2.829544515625" calcext:value-type="float">
            <text:p>2.8295445156</text:p>
          </table:table-cell>
          <table:table-cell table:formula="of:=([.C21]-[.$K$5])^2" office:value-type="float" office:value="150.604029340277" calcext:value-type="float">
            <text:p>150.6040293403</text:p>
          </table:table-cell>
          <table:table-cell table:formula="of:=[.B21]-[.C21]" office:value-type="float" office:value="-21.919" calcext:value-type="float">
            <text:p>-21.919</text:p>
          </table:table-cell>
          <table:table-cell table:formula="of:=([.F21]-[.$L$12])^2" office:value-type="float" office:value="194.71993021007" calcext:value-type="float">
            <text:p>194.71993021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.944" calcext:value-type="float">
            <text:p>12.944</text:p>
          </table:table-cell>
          <table:table-cell office:value-type="float" office:value="23.894" calcext:value-type="float">
            <text:p>23.894</text:p>
          </table:table-cell>
          <table:table-cell table:formula="of:=([.B22]-[.$J$5])^2" office:value-type="float" office:value="1.225725765625" calcext:value-type="float">
            <text:p>1.2257257656</text:p>
          </table:table-cell>
          <table:table-cell table:formula="of:=([.C22]-[.$K$5])^2" office:value-type="float" office:value="3.52719700694431" calcext:value-type="float">
            <text:p>3.5271970069</text:p>
          </table:table-cell>
          <table:table-cell table:formula="of:=[.B22]-[.C22]" office:value-type="float" office:value="-10.95" calcext:value-type="float">
            <text:p>-10.95</text:p>
          </table:table-cell>
          <table:table-cell table:formula="of:=([.F22]-[.$L$12])^2" office:value-type="float" office:value="8.91146879340281" calcext:value-type="float">
            <text:p>8.911468793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.233" calcext:value-type="float">
            <text:p>14.233</text:p>
          </table:table-cell>
          <table:table-cell office:value-type="float" office:value="17.96" calcext:value-type="float">
            <text:p>17.96</text:p>
          </table:table-cell>
          <table:table-cell table:formula="of:=([.B23]-[.$J$5])^2" office:value-type="float" office:value="0.0330785156249999" calcext:value-type="float">
            <text:p>0.0330785156</text:p>
          </table:table-cell>
          <table:table-cell table:formula="of:=([.C23]-[.$K$5])^2" office:value-type="float" office:value="16.4504600069447" calcext:value-type="float">
            <text:p>16.4504600069</text:p>
          </table:table-cell>
          <table:table-cell table:formula="of:=[.B23]-[.C23]" office:value-type="float" office:value="-3.727" calcext:value-type="float">
            <text:p>-3.727</text:p>
          </table:table-cell>
          <table:table-cell table:formula="of:=([.F23]-[.$L$12])^2" office:value-type="float" office:value="17.9588782100694" calcext:value-type="float">
            <text:p>17.95887821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.71" calcext:value-type="float">
            <text:p>19.71</text:p>
          </table:table-cell>
          <table:table-cell office:value-type="float" office:value="22.058" calcext:value-type="float">
            <text:p>22.058</text:p>
          </table:table-cell>
          <table:table-cell table:formula="of:=([.B24]-[.$J$5])^2" office:value-type="float" office:value="32.022866265625" calcext:value-type="float">
            <text:p>32.0228662656</text:p>
          </table:table-cell>
          <table:table-cell table:formula="of:=([.C24]-[.$K$5])^2" office:value-type="float" office:value="0.00177100694444152" calcext:value-type="float">
            <text:p>0.0017710069</text:p>
          </table:table-cell>
          <table:table-cell table:formula="of:=[.B24]-[.C24]" office:value-type="float" office:value="-2.348" calcext:value-type="float">
            <text:p>-2.348</text:p>
          </table:table-cell>
          <table:table-cell table:formula="of:=([.F24]-[.$L$12])^2" office:value-type="float" office:value="31.548348626736" calcext:value-type="float">
            <text:p>31.54834862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.004" calcext:value-type="float">
            <text:p>16.004</text:p>
          </table:table-cell>
          <table:table-cell office:value-type="float" office:value="21.157" calcext:value-type="float">
            <text:p>21.157</text:p>
          </table:table-cell>
          <table:table-cell table:formula="of:=([.B25]-[.$J$5])^2" office:value-type="float" office:value="3.813720765625" calcext:value-type="float">
            <text:p>3.8137207656</text:p>
          </table:table-cell>
          <table:table-cell table:formula="of:=([.C25]-[.$K$5])^2" office:value-type="float" office:value="0.737737840277837" calcext:value-type="float">
            <text:p>0.7377378403</text:p>
          </table:table-cell>
          <table:table-cell table:formula="of:=[.B25]-[.C25]" office:value-type="float" office:value="-5.153" calcext:value-type="float">
            <text:p>-5.153</text:p>
          </table:table-cell>
          <table:table-cell table:formula="of:=([.F25]-[.$L$12])^2" office:value-type="float" office:value="7.90617237673608" calcext:value-type="float">
            <text:p>7.9061723767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n Siz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gruent</text:p>
          </table:table-cell>
          <table:table-cell office:value-type="string" calcext:value-type="string">
            <text:p>Incongruent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matrix-columns-spanned="1" table:number-matrix-rows-spanned="16" table:formula="of:=FREQUENCY([.B2:.B25];[.A29:.A43])" office:value-type="float" office:value="0" calcext:value-type="float">
            <text:p>0</text:p>
          </table:table-cell>
          <table:table-cell table:number-matrix-columns-spanned="1" table:number-matrix-rows-spanned="16" table:formula="of:=FREQUENCY([.C2:.C25];[.A29:.A43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29]+[.$B$27]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0]+[.$B$27]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1]+[.$B$27]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32]+[.$B$27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33]+[.$B$27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formula="of:=[.A34]+[.$B$27]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formula="of:=[.A35]+[.$B$27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formula="of:=[.A36]+[.$B$27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formula="of:=[.A37]+[.$B$27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formula="of:=[.A38]+[.$B$27]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[.A39]+[.$B$27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0]+[.$B$27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1]+[.$B$27]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formula="of:=[.A42]+[.$B$27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07:43:20.020519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3-28T10:01:20.503529175</dc:date>
    <meta:editing-duration>PT2H37M22S</meta:editing-duration>
    <meta:editing-cycles>9</meta:editing-cycles>
    <meta:document-statistic meta:table-count="1" meta:cell-count="2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1" style:rotation-angle="9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66cm" svg:height="10.454cm" xlink:href=".." xlink:type="simple" chart:class="chart:bar" chart:style-name="ch1">
        <chart:title svg:x="7.168cm" svg:y="0.345cm" chart:style-name="ch2">
          <text:p>Stroop Test Results</text:p>
        </chart:title>
        <chart:subtitle svg:x="8.213cm" svg:y="1.333cm" chart:style-name="ch3">
          <text:p>Congruent</text:p>
        </chart:subtitle>
        <chart:plot-area chart:style-name="ch4" table:cell-range-address="stroopdata.A29:stroopdata.B37" chart:data-source-has-labels="both" svg:x="1.378cm" svg:y="2.225cm" svg:width="16.621cm" svg:height="7.039cm">
          <chartooo:coordinate-region svg:x="2.025cm" svg:y="2.228cm" svg:width="15.974cm" svg:height="6.389cm"/>
          <chart:axis chart:dimension="x" chart:name="primary-x" chart:style-name="ch5" chartooo:axis-type="auto">
            <chartooo:date-scale/>
            <chart:title svg:x="8.361cm" svg:y="9.473cm" chart:style-name="ch6">
              <text:p>Time (in seconds)</text:p>
            </chart:title>
            <chart:categories table:cell-range-address="stroopdata.A30:stroopdata.A37"/>
          </chart:axis>
          <chart:axis chart:dimension="y" chart:name="primary-y" chart:style-name="ch7">
            <chart:title svg:x="0.451cm" svg:y="6.569cm" chart:style-name="ch8">
              <text:p>Frequency</text:p>
            </chart:title>
            <chart:grid chart:style-name="ch9" chart:class="major"/>
          </chart:axis>
          <chart:series chart:style-name="ch10" chart:values-cell-range-address="stroopdata.B30:stroopdata.B37" chart:label-cell-address="stroopdata.B29:stroopdata.B29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troopdata.B29:stroopdata.B29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troopdata.A30:stroopdata.A37</svg:desc>
                </draw:g>
              </table:table-cell>
              <table:table-cell office:value-type="float" office:value="4">
                <text:p>4</text:p>
                <draw:g>
                  <svg:desc>stroopdata.B30:stroopdata.B37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1" style:rotation-angle="9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66cm" svg:height="10.454cm" xlink:href=".." xlink:type="simple" chart:class="chart:bar" chart:style-name="ch1">
        <chart:title svg:x="7.168cm" svg:y="0.345cm" chart:style-name="ch2">
          <text:p>Stroop Test Results</text:p>
        </chart:title>
        <chart:subtitle svg:x="8.094cm" svg:y="1.333cm" chart:style-name="ch3">
          <text:p>Incongruent</text:p>
        </chart:subtitle>
        <chart:plot-area chart:style-name="ch4" table:cell-range-address="stroopdata.A33:stroopdata.A43 stroopdata.B29:stroopdata.B29 stroopdata.C33:stroopdata.C43" chart:data-source-has-labels="both" svg:x="1.378cm" svg:y="2.225cm" svg:width="16.621cm" svg:height="7.039cm">
          <chartooo:coordinate-region svg:x="2.025cm" svg:y="2.228cm" svg:width="15.974cm" svg:height="6.389cm"/>
          <chart:axis chart:dimension="x" chart:name="primary-x" chart:style-name="ch5" chartooo:axis-type="auto">
            <chartooo:date-scale/>
            <chart:title svg:x="8.361cm" svg:y="9.473cm" chart:style-name="ch6">
              <text:p>Time (in seconds)</text:p>
            </chart:title>
            <chart:categories table:cell-range-address="stroopdata.A33:stroopdata.A43"/>
          </chart:axis>
          <chart:axis chart:dimension="y" chart:name="primary-y" chart:style-name="ch7">
            <chart:title svg:x="0.451cm" svg:y="6.569cm" chart:style-name="ch8">
              <text:p>Frequency</text:p>
            </chart:title>
            <chart:grid chart:style-name="ch9" chart:class="major"/>
          </chart:axis>
          <chart:series chart:style-name="ch10" chart:values-cell-range-address="stroopdata.C33:stroopdata.C43" chart:label-cell-address="stroopdata.B29:stroopdata.B29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stroopdata.B29:stroopdata.B29</svg:desc>
                </draw:g>
              </table:table-cell>
            </table:table-row>
          </table:table-header-rows>
          <table:table-rows>
            <table:table-row>
              <table:table-cell office:value-type="float" office:value="16">
                <text:p>16</text:p>
                <draw:g>
                  <svg:desc>stroopdata.A33:stroopdata.A43</svg:desc>
                </draw:g>
              </table:table-cell>
              <table:table-cell office:value-type="float" office:value="1">
                <text:p>1</text:p>
                <draw:g>
                  <svg:desc>stroopdata.C33:stroopdata.C43</svg:desc>
                </draw:g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